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04" table:style-name="ta1">
        <table:shapes>
          <draw:frame draw:z-index="0" draw:style-name="gr1" draw:text-style-name="P1" svg:width="159.99mm" svg:height="89.99mm" svg:x="126.01mm" svg:y="1mm">
            <loext:p draw:notify-on-update-of-ranges="test204.G1:test204.G1 test204.G2:test204.G101 test204.C1:test204.C1 test204.C2:test204.C101 test204.G1:test204.G1 test204.G2:test204.G101 test204.D1:test204.D1 test204.D2:test204.D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01</text:p>
          </table:table-cell>
          <table:table-cell office:value-type="float" office:value="0.037626" calcext:value-type="float">
            <text:p>0.037626</text:p>
          </table:table-cell>
          <table:table-cell office:value-type="float" office:value="0.00851" calcext:value-type="float">
            <text:p>0.00851</text:p>
          </table:table-cell>
          <table:table-cell office:value-type="float" office:value="0" calcext:value-type="float">
            <text:p>0</text:p>
          </table:table-cell>
          <table:table-cell office:value-type="float" office:value="159644" calcext:value-type="float">
            <text:p>159644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02</text:p>
          </table:table-cell>
          <table:table-cell office:value-type="float" office:value="0.027708" calcext:value-type="float">
            <text:p>0.027708</text:p>
          </table:table-cell>
          <table:table-cell office:value-type="float" office:value="0.005556" calcext:value-type="float">
            <text:p>0.005556</text:p>
          </table:table-cell>
          <table:table-cell office:value-type="float" office:value="0" calcext:value-type="float">
            <text:p>0</text:p>
          </table:table-cell>
          <table:table-cell office:value-type="float" office:value="131197" calcext:value-type="float">
            <text:p>131197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03</text:p>
          </table:table-cell>
          <table:table-cell office:value-type="float" office:value="0.032247" calcext:value-type="float">
            <text:p>0.032247</text:p>
          </table:table-cell>
          <table:table-cell office:value-type="float" office:value="0.006564" calcext:value-type="float">
            <text:p>0.006564</text:p>
          </table:table-cell>
          <table:table-cell office:value-type="float" office:value="0" calcext:value-type="float">
            <text:p>0</text:p>
          </table:table-cell>
          <table:table-cell office:value-type="float" office:value="149339" calcext:value-type="float">
            <text:p>149339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04</text:p>
          </table:table-cell>
          <table:table-cell office:value-type="float" office:value="0.040301" calcext:value-type="float">
            <text:p>0.040301</text:p>
          </table:table-cell>
          <table:table-cell office:value-type="float" office:value="0.006633" calcext:value-type="float">
            <text:p>0.006633</text:p>
          </table:table-cell>
          <table:table-cell office:value-type="float" office:value="0" calcext:value-type="float">
            <text:p>0</text:p>
          </table:table-cell>
          <table:table-cell office:value-type="float" office:value="139141" calcext:value-type="float">
            <text:p>13914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05</text:p>
          </table:table-cell>
          <table:table-cell office:value-type="float" office:value="0.030675" calcext:value-type="float">
            <text:p>0.030675</text:p>
          </table:table-cell>
          <table:table-cell office:value-type="float" office:value="0.007371" calcext:value-type="float">
            <text:p>0.007371</text:p>
          </table:table-cell>
          <table:table-cell office:value-type="float" office:value="0" calcext:value-type="float">
            <text:p>0</text:p>
          </table:table-cell>
          <table:table-cell office:value-type="float" office:value="159520" calcext:value-type="float">
            <text:p>15952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06</text:p>
          </table:table-cell>
          <table:table-cell office:value-type="float" office:value="0.042189" calcext:value-type="float">
            <text:p>0.042189</text:p>
          </table:table-cell>
          <table:table-cell office:value-type="float" office:value="0.00693" calcext:value-type="float">
            <text:p>0.00693</text:p>
          </table:table-cell>
          <table:table-cell office:value-type="float" office:value="0" calcext:value-type="float">
            <text:p>0</text:p>
          </table:table-cell>
          <table:table-cell office:value-type="float" office:value="153652" calcext:value-type="float">
            <text:p>153652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07</text:p>
          </table:table-cell>
          <table:table-cell office:value-type="float" office:value="0.03439" calcext:value-type="float">
            <text:p>0.03439</text:p>
          </table:table-cell>
          <table:table-cell office:value-type="float" office:value="0.00892" calcext:value-type="float">
            <text:p>0.00892</text:p>
          </table:table-cell>
          <table:table-cell office:value-type="float" office:value="0" calcext:value-type="float">
            <text:p>0</text:p>
          </table:table-cell>
          <table:table-cell office:value-type="float" office:value="175804" calcext:value-type="float">
            <text:p>17580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08</text:p>
          </table:table-cell>
          <table:table-cell office:value-type="float" office:value="0.062574" calcext:value-type="float">
            <text:p>0.062574</text:p>
          </table:table-cell>
          <table:table-cell office:value-type="float" office:value="0.007337" calcext:value-type="float">
            <text:p>0.007337</text:p>
          </table:table-cell>
          <table:table-cell office:value-type="float" office:value="0" calcext:value-type="float">
            <text:p>0</text:p>
          </table:table-cell>
          <table:table-cell office:value-type="float" office:value="166957" calcext:value-type="float">
            <text:p>166957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09</text:p>
          </table:table-cell>
          <table:table-cell office:value-type="float" office:value="0.031212" calcext:value-type="float">
            <text:p>0.031212</text:p>
          </table:table-cell>
          <table:table-cell office:value-type="float" office:value="0.006014" calcext:value-type="float">
            <text:p>0.006014</text:p>
          </table:table-cell>
          <table:table-cell office:value-type="float" office:value="0" calcext:value-type="float">
            <text:p>0</text:p>
          </table:table-cell>
          <table:table-cell office:value-type="float" office:value="132700" calcext:value-type="float">
            <text:p>1327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10</text:p>
          </table:table-cell>
          <table:table-cell office:value-type="float" office:value="0.039688" calcext:value-type="float">
            <text:p>0.039688</text:p>
          </table:table-cell>
          <table:table-cell office:value-type="float" office:value="0.006471" calcext:value-type="float">
            <text:p>0.006471</text:p>
          </table:table-cell>
          <table:table-cell office:value-type="float" office:value="0" calcext:value-type="float">
            <text:p>0</text:p>
          </table:table-cell>
          <table:table-cell office:value-type="float" office:value="137679" calcext:value-type="float">
            <text:p>137679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11</text:p>
          </table:table-cell>
          <table:table-cell office:value-type="float" office:value="0.028632" calcext:value-type="float">
            <text:p>0.028632</text:p>
          </table:table-cell>
          <table:table-cell office:value-type="float" office:value="0.006342" calcext:value-type="float">
            <text:p>0.006342</text:p>
          </table:table-cell>
          <table:table-cell office:value-type="float" office:value="0" calcext:value-type="float">
            <text:p>0</text:p>
          </table:table-cell>
          <table:table-cell office:value-type="float" office:value="137224" calcext:value-type="float">
            <text:p>137224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12</text:p>
          </table:table-cell>
          <table:table-cell office:value-type="float" office:value="0.037554" calcext:value-type="float">
            <text:p>0.037554</text:p>
          </table:table-cell>
          <table:table-cell office:value-type="float" office:value="0.009024" calcext:value-type="float">
            <text:p>0.009024</text:p>
          </table:table-cell>
          <table:table-cell office:value-type="float" office:value="0" calcext:value-type="float">
            <text:p>0</text:p>
          </table:table-cell>
          <table:table-cell office:value-type="float" office:value="171842" calcext:value-type="float">
            <text:p>171842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13</text:p>
          </table:table-cell>
          <table:table-cell office:value-type="float" office:value="0.031993" calcext:value-type="float">
            <text:p>0.031993</text:p>
          </table:table-cell>
          <table:table-cell office:value-type="float" office:value="0.006564" calcext:value-type="float">
            <text:p>0.006564</text:p>
          </table:table-cell>
          <table:table-cell office:value-type="float" office:value="0" calcext:value-type="float">
            <text:p>0</text:p>
          </table:table-cell>
          <table:table-cell office:value-type="float" office:value="149987" calcext:value-type="float">
            <text:p>149987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14</text:p>
          </table:table-cell>
          <table:table-cell office:value-type="float" office:value="0.03678" calcext:value-type="float">
            <text:p>0.03678</text:p>
          </table:table-cell>
          <table:table-cell office:value-type="float" office:value="0.006674" calcext:value-type="float">
            <text:p>0.006674</text:p>
          </table:table-cell>
          <table:table-cell office:value-type="float" office:value="0" calcext:value-type="float">
            <text:p>0</text:p>
          </table:table-cell>
          <table:table-cell office:value-type="float" office:value="140847" calcext:value-type="float">
            <text:p>140847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15</text:p>
          </table:table-cell>
          <table:table-cell office:value-type="float" office:value="0.031186" calcext:value-type="float">
            <text:p>0.031186</text:p>
          </table:table-cell>
          <table:table-cell office:value-type="float" office:value="0.006811" calcext:value-type="float">
            <text:p>0.006811</text:p>
          </table:table-cell>
          <table:table-cell office:value-type="float" office:value="0" calcext:value-type="float">
            <text:p>0</text:p>
          </table:table-cell>
          <table:table-cell office:value-type="float" office:value="154979" calcext:value-type="float">
            <text:p>154979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16</text:p>
          </table:table-cell>
          <table:table-cell office:value-type="float" office:value="0.057832" calcext:value-type="float">
            <text:p>0.057832</text:p>
          </table:table-cell>
          <table:table-cell office:value-type="float" office:value="0.006092" calcext:value-type="float">
            <text:p>0.006092</text:p>
          </table:table-cell>
          <table:table-cell office:value-type="float" office:value="0" calcext:value-type="float">
            <text:p>0</text:p>
          </table:table-cell>
          <table:table-cell office:value-type="float" office:value="133077" calcext:value-type="float">
            <text:p>133077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17</text:p>
          </table:table-cell>
          <table:table-cell office:value-type="float" office:value="0.040461" calcext:value-type="float">
            <text:p>0.040461</text:p>
          </table:table-cell>
          <table:table-cell office:value-type="float" office:value="0.005041" calcext:value-type="float">
            <text:p>0.005041</text:p>
          </table:table-cell>
          <table:table-cell office:value-type="float" office:value="0" calcext:value-type="float">
            <text:p>0</text:p>
          </table:table-cell>
          <table:table-cell office:value-type="float" office:value="120281" calcext:value-type="float">
            <text:p>120281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18</text:p>
          </table:table-cell>
          <table:table-cell office:value-type="float" office:value="0.067958" calcext:value-type="float">
            <text:p>0.067958</text:p>
          </table:table-cell>
          <table:table-cell office:value-type="float" office:value="0.009039" calcext:value-type="float">
            <text:p>0.009039</text:p>
          </table:table-cell>
          <table:table-cell office:value-type="float" office:value="0" calcext:value-type="float">
            <text:p>0</text:p>
          </table:table-cell>
          <table:table-cell office:value-type="float" office:value="171429" calcext:value-type="float">
            <text:p>171429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19</text:p>
          </table:table-cell>
          <table:table-cell office:value-type="float" office:value="0.030531" calcext:value-type="float">
            <text:p>0.030531</text:p>
          </table:table-cell>
          <table:table-cell office:value-type="float" office:value="0.008415" calcext:value-type="float">
            <text:p>0.008415</text:p>
          </table:table-cell>
          <table:table-cell office:value-type="float" office:value="0" calcext:value-type="float">
            <text:p>0</text:p>
          </table:table-cell>
          <table:table-cell office:value-type="float" office:value="158042" calcext:value-type="float">
            <text:p>15804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20</text:p>
          </table:table-cell>
          <table:table-cell office:value-type="float" office:value="0.03822" calcext:value-type="float">
            <text:p>0.03822</text:p>
          </table:table-cell>
          <table:table-cell office:value-type="float" office:value="0.00702" calcext:value-type="float">
            <text:p>0.00702</text:p>
          </table:table-cell>
          <table:table-cell office:value-type="float" office:value="0" calcext:value-type="float">
            <text:p>0</text:p>
          </table:table-cell>
          <table:table-cell office:value-type="float" office:value="138617" calcext:value-type="float">
            <text:p>138617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21</text:p>
          </table:table-cell>
          <table:table-cell office:value-type="float" office:value="0.037048" calcext:value-type="float">
            <text:p>0.037048</text:p>
          </table:table-cell>
          <table:table-cell office:value-type="float" office:value="0.007386" calcext:value-type="float">
            <text:p>0.007386</text:p>
          </table:table-cell>
          <table:table-cell office:value-type="float" office:value="0" calcext:value-type="float">
            <text:p>0</text:p>
          </table:table-cell>
          <table:table-cell office:value-type="float" office:value="145611" calcext:value-type="float">
            <text:p>145611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22</text:p>
          </table:table-cell>
          <table:table-cell office:value-type="float" office:value="0.051789" calcext:value-type="float">
            <text:p>0.051789</text:p>
          </table:table-cell>
          <table:table-cell office:value-type="float" office:value="0.007676" calcext:value-type="float">
            <text:p>0.007676</text:p>
          </table:table-cell>
          <table:table-cell office:value-type="float" office:value="0" calcext:value-type="float">
            <text:p>0</text:p>
          </table:table-cell>
          <table:table-cell office:value-type="float" office:value="152511" calcext:value-type="float">
            <text:p>152511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23</text:p>
          </table:table-cell>
          <table:table-cell office:value-type="float" office:value="0.035999" calcext:value-type="float">
            <text:p>0.035999</text:p>
          </table:table-cell>
          <table:table-cell office:value-type="float" office:value="0.006863" calcext:value-type="float">
            <text:p>0.006863</text:p>
          </table:table-cell>
          <table:table-cell office:value-type="float" office:value="0" calcext:value-type="float">
            <text:p>0</text:p>
          </table:table-cell>
          <table:table-cell office:value-type="float" office:value="148836" calcext:value-type="float">
            <text:p>14883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24</text:p>
          </table:table-cell>
          <table:table-cell office:value-type="float" office:value="0.025654" calcext:value-type="float">
            <text:p>0.025654</text:p>
          </table:table-cell>
          <table:table-cell office:value-type="float" office:value="0.006481" calcext:value-type="float">
            <text:p>0.006481</text:p>
          </table:table-cell>
          <table:table-cell office:value-type="float" office:value="0" calcext:value-type="float">
            <text:p>0</text:p>
          </table:table-cell>
          <table:table-cell office:value-type="float" office:value="143026" calcext:value-type="float">
            <text:p>143026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25</text:p>
          </table:table-cell>
          <table:table-cell office:value-type="float" office:value="0.056745" calcext:value-type="float">
            <text:p>0.056745</text:p>
          </table:table-cell>
          <table:table-cell office:value-type="float" office:value="0.008685" calcext:value-type="float">
            <text:p>0.008685</text:p>
          </table:table-cell>
          <table:table-cell office:value-type="float" office:value="0" calcext:value-type="float">
            <text:p>0</text:p>
          </table:table-cell>
          <table:table-cell office:value-type="float" office:value="161890" calcext:value-type="float">
            <text:p>16189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26</text:p>
          </table:table-cell>
          <table:table-cell office:value-type="float" office:value="0.041923" calcext:value-type="float">
            <text:p>0.041923</text:p>
          </table:table-cell>
          <table:table-cell office:value-type="float" office:value="0.007858" calcext:value-type="float">
            <text:p>0.007858</text:p>
          </table:table-cell>
          <table:table-cell office:value-type="float" office:value="0" calcext:value-type="float">
            <text:p>0</text:p>
          </table:table-cell>
          <table:table-cell office:value-type="float" office:value="163191" calcext:value-type="float">
            <text:p>163191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27</text:p>
          </table:table-cell>
          <table:table-cell office:value-type="float" office:value="0.033369" calcext:value-type="float">
            <text:p>0.033369</text:p>
          </table:table-cell>
          <table:table-cell office:value-type="float" office:value="0.005937" calcext:value-type="float">
            <text:p>0.005937</text:p>
          </table:table-cell>
          <table:table-cell office:value-type="float" office:value="0" calcext:value-type="float">
            <text:p>0</text:p>
          </table:table-cell>
          <table:table-cell office:value-type="float" office:value="132145" calcext:value-type="float">
            <text:p>132145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28</text:p>
          </table:table-cell>
          <table:table-cell office:value-type="float" office:value="0.035743" calcext:value-type="float">
            <text:p>0.035743</text:p>
          </table:table-cell>
          <table:table-cell office:value-type="float" office:value="0.007946" calcext:value-type="float">
            <text:p>0.007946</text:p>
          </table:table-cell>
          <table:table-cell office:value-type="float" office:value="0" calcext:value-type="float">
            <text:p>0</text:p>
          </table:table-cell>
          <table:table-cell office:value-type="float" office:value="144580" calcext:value-type="float">
            <text:p>1445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29</text:p>
          </table:table-cell>
          <table:table-cell office:value-type="float" office:value="0.032077" calcext:value-type="float">
            <text:p>0.032077</text:p>
          </table:table-cell>
          <table:table-cell office:value-type="float" office:value="0.008958" calcext:value-type="float">
            <text:p>0.008958</text:p>
          </table:table-cell>
          <table:table-cell office:value-type="float" office:value="0" calcext:value-type="float">
            <text:p>0</text:p>
          </table:table-cell>
          <table:table-cell office:value-type="float" office:value="157790" calcext:value-type="float">
            <text:p>15779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30</text:p>
          </table:table-cell>
          <table:table-cell office:value-type="float" office:value="0.039168" calcext:value-type="float">
            <text:p>0.039168</text:p>
          </table:table-cell>
          <table:table-cell office:value-type="float" office:value="0.006109" calcext:value-type="float">
            <text:p>0.006109</text:p>
          </table:table-cell>
          <table:table-cell office:value-type="float" office:value="0" calcext:value-type="float">
            <text:p>0</text:p>
          </table:table-cell>
          <table:table-cell office:value-type="float" office:value="138116" calcext:value-type="float">
            <text:p>138116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31</text:p>
          </table:table-cell>
          <table:table-cell office:value-type="float" office:value="0.038669" calcext:value-type="float">
            <text:p>0.038669</text:p>
          </table:table-cell>
          <table:table-cell office:value-type="float" office:value="0.005849" calcext:value-type="float">
            <text:p>0.005849</text:p>
          </table:table-cell>
          <table:table-cell office:value-type="float" office:value="0" calcext:value-type="float">
            <text:p>0</text:p>
          </table:table-cell>
          <table:table-cell office:value-type="float" office:value="130935" calcext:value-type="float">
            <text:p>130935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32</text:p>
          </table:table-cell>
          <table:table-cell office:value-type="float" office:value="0.037245" calcext:value-type="float">
            <text:p>0.037245</text:p>
          </table:table-cell>
          <table:table-cell office:value-type="float" office:value="0.007684" calcext:value-type="float">
            <text:p>0.007684</text:p>
          </table:table-cell>
          <table:table-cell office:value-type="float" office:value="0" calcext:value-type="float">
            <text:p>0</text:p>
          </table:table-cell>
          <table:table-cell office:value-type="float" office:value="167113" calcext:value-type="float">
            <text:p>16711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33</text:p>
          </table:table-cell>
          <table:table-cell office:value-type="float" office:value="0.051851" calcext:value-type="float">
            <text:p>0.051851</text:p>
          </table:table-cell>
          <table:table-cell office:value-type="float" office:value="0.007231" calcext:value-type="float">
            <text:p>0.007231</text:p>
          </table:table-cell>
          <table:table-cell office:value-type="float" office:value="0" calcext:value-type="float">
            <text:p>0</text:p>
          </table:table-cell>
          <table:table-cell office:value-type="float" office:value="144115" calcext:value-type="float">
            <text:p>144115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34</text:p>
          </table:table-cell>
          <table:table-cell office:value-type="float" office:value="0.04017" calcext:value-type="float">
            <text:p>0.04017</text:p>
          </table:table-cell>
          <table:table-cell office:value-type="float" office:value="0.008057" calcext:value-type="float">
            <text:p>0.008057</text:p>
          </table:table-cell>
          <table:table-cell office:value-type="float" office:value="0" calcext:value-type="float">
            <text:p>0</text:p>
          </table:table-cell>
          <table:table-cell office:value-type="float" office:value="163180" calcext:value-type="float">
            <text:p>16318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35</text:p>
          </table:table-cell>
          <table:table-cell office:value-type="float" office:value="0.034529" calcext:value-type="float">
            <text:p>0.034529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" calcext:value-type="float">
            <text:p>0</text:p>
          </table:table-cell>
          <table:table-cell office:value-type="float" office:value="158808" calcext:value-type="float">
            <text:p>158808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36</text:p>
          </table:table-cell>
          <table:table-cell office:value-type="float" office:value="0.027726" calcext:value-type="float">
            <text:p>0.027726</text:p>
          </table:table-cell>
          <table:table-cell office:value-type="float" office:value="0.005988" calcext:value-type="float">
            <text:p>0.005988</text:p>
          </table:table-cell>
          <table:table-cell office:value-type="float" office:value="0" calcext:value-type="float">
            <text:p>0</text:p>
          </table:table-cell>
          <table:table-cell office:value-type="float" office:value="135701" calcext:value-type="float">
            <text:p>135701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37</text:p>
          </table:table-cell>
          <table:table-cell office:value-type="float" office:value="0.031584" calcext:value-type="float">
            <text:p>0.031584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0" calcext:value-type="float">
            <text:p>0</text:p>
          </table:table-cell>
          <table:table-cell office:value-type="float" office:value="165146" calcext:value-type="float">
            <text:p>165146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38</text:p>
          </table:table-cell>
          <table:table-cell office:value-type="float" office:value="0.03652" calcext:value-type="float">
            <text:p>0.03652</text:p>
          </table:table-cell>
          <table:table-cell office:value-type="float" office:value="0.007811" calcext:value-type="float">
            <text:p>0.007811</text:p>
          </table:table-cell>
          <table:table-cell office:value-type="float" office:value="0" calcext:value-type="float">
            <text:p>0</text:p>
          </table:table-cell>
          <table:table-cell office:value-type="float" office:value="169709" calcext:value-type="float">
            <text:p>169709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39</text:p>
          </table:table-cell>
          <table:table-cell office:value-type="float" office:value="0.074629" calcext:value-type="float">
            <text:p>0.074629</text:p>
          </table:table-cell>
          <table:table-cell office:value-type="float" office:value="0.010903" calcext:value-type="float">
            <text:p>0.010903</text:p>
          </table:table-cell>
          <table:table-cell office:value-type="float" office:value="0" calcext:value-type="float">
            <text:p>0</text:p>
          </table:table-cell>
          <table:table-cell office:value-type="float" office:value="189568" calcext:value-type="float">
            <text:p>18956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40</text:p>
          </table:table-cell>
          <table:table-cell office:value-type="float" office:value="0.061619" calcext:value-type="float">
            <text:p>0.061619</text:p>
          </table:table-cell>
          <table:table-cell office:value-type="float" office:value="0.009589" calcext:value-type="float">
            <text:p>0.009589</text:p>
          </table:table-cell>
          <table:table-cell office:value-type="float" office:value="0" calcext:value-type="float">
            <text:p>0</text:p>
          </table:table-cell>
          <table:table-cell office:value-type="float" office:value="186272" calcext:value-type="float">
            <text:p>186272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41</text:p>
          </table:table-cell>
          <table:table-cell office:value-type="float" office:value="0.034916" calcext:value-type="float">
            <text:p>0.034916</text:p>
          </table:table-cell>
          <table:table-cell office:value-type="float" office:value="0.006998" calcext:value-type="float">
            <text:p>0.006998</text:p>
          </table:table-cell>
          <table:table-cell office:value-type="float" office:value="0" calcext:value-type="float">
            <text:p>0</text:p>
          </table:table-cell>
          <table:table-cell office:value-type="float" office:value="148105" calcext:value-type="float">
            <text:p>148105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42</text:p>
          </table:table-cell>
          <table:table-cell office:value-type="float" office:value="0.041285" calcext:value-type="float">
            <text:p>0.041285</text:p>
          </table:table-cell>
          <table:table-cell office:value-type="float" office:value="0.010158" calcext:value-type="float">
            <text:p>0.010158</text:p>
          </table:table-cell>
          <table:table-cell office:value-type="float" office:value="0" calcext:value-type="float">
            <text:p>0</text:p>
          </table:table-cell>
          <table:table-cell office:value-type="float" office:value="183604" calcext:value-type="float">
            <text:p>183604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43</text:p>
          </table:table-cell>
          <table:table-cell office:value-type="float" office:value="0.033105" calcext:value-type="float">
            <text:p>0.033105</text:p>
          </table:table-cell>
          <table:table-cell office:value-type="float" office:value="0.005868" calcext:value-type="float">
            <text:p>0.005868</text:p>
          </table:table-cell>
          <table:table-cell office:value-type="float" office:value="0" calcext:value-type="float">
            <text:p>0</text:p>
          </table:table-cell>
          <table:table-cell office:value-type="float" office:value="136539" calcext:value-type="float">
            <text:p>136539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44</text:p>
          </table:table-cell>
          <table:table-cell office:value-type="float" office:value="0.04068" calcext:value-type="float">
            <text:p>0.04068</text:p>
          </table:table-cell>
          <table:table-cell office:value-type="float" office:value="0.007364" calcext:value-type="float">
            <text:p>0.007364</text:p>
          </table:table-cell>
          <table:table-cell office:value-type="float" office:value="0" calcext:value-type="float">
            <text:p>0</text:p>
          </table:table-cell>
          <table:table-cell office:value-type="float" office:value="154468" calcext:value-type="float">
            <text:p>15446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45</text:p>
          </table:table-cell>
          <table:table-cell office:value-type="float" office:value="0.033615" calcext:value-type="float">
            <text:p>0.033615</text:p>
          </table:table-cell>
          <table:table-cell office:value-type="float" office:value="0.006215" calcext:value-type="float">
            <text:p>0.006215</text:p>
          </table:table-cell>
          <table:table-cell office:value-type="float" office:value="0" calcext:value-type="float">
            <text:p>0</text:p>
          </table:table-cell>
          <table:table-cell office:value-type="float" office:value="136108" calcext:value-type="float">
            <text:p>136108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46</text:p>
          </table:table-cell>
          <table:table-cell office:value-type="float" office:value="0.037741" calcext:value-type="float">
            <text:p>0.037741</text:p>
          </table:table-cell>
          <table:table-cell office:value-type="float" office:value="0.005857" calcext:value-type="float">
            <text:p>0.005857</text:p>
          </table:table-cell>
          <table:table-cell office:value-type="float" office:value="0" calcext:value-type="float">
            <text:p>0</text:p>
          </table:table-cell>
          <table:table-cell office:value-type="float" office:value="134268" calcext:value-type="float">
            <text:p>134268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47</text:p>
          </table:table-cell>
          <table:table-cell office:value-type="float" office:value="0.040397" calcext:value-type="float">
            <text:p>0.040397</text:p>
          </table:table-cell>
          <table:table-cell office:value-type="float" office:value="0.008145" calcext:value-type="float">
            <text:p>0.008145</text:p>
          </table:table-cell>
          <table:table-cell office:value-type="float" office:value="0" calcext:value-type="float">
            <text:p>0</text:p>
          </table:table-cell>
          <table:table-cell office:value-type="float" office:value="163492" calcext:value-type="float">
            <text:p>163492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48</text:p>
          </table:table-cell>
          <table:table-cell office:value-type="float" office:value="0.029361" calcext:value-type="float">
            <text:p>0.029361</text:p>
          </table:table-cell>
          <table:table-cell office:value-type="float" office:value="0.006572" calcext:value-type="float">
            <text:p>0.006572</text:p>
          </table:table-cell>
          <table:table-cell office:value-type="float" office:value="0" calcext:value-type="float">
            <text:p>0</text:p>
          </table:table-cell>
          <table:table-cell office:value-type="float" office:value="143839" calcext:value-type="float">
            <text:p>143839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49</text:p>
          </table:table-cell>
          <table:table-cell office:value-type="float" office:value="0.039859" calcext:value-type="float">
            <text:p>0.039859</text:p>
          </table:table-cell>
          <table:table-cell office:value-type="float" office:value="0.006124" calcext:value-type="float">
            <text:p>0.006124</text:p>
          </table:table-cell>
          <table:table-cell office:value-type="float" office:value="0" calcext:value-type="float">
            <text:p>0</text:p>
          </table:table-cell>
          <table:table-cell office:value-type="float" office:value="133278" calcext:value-type="float">
            <text:p>133278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50</text:p>
          </table:table-cell>
          <table:table-cell office:value-type="float" office:value="0.071584" calcext:value-type="float">
            <text:p>0.071584</text:p>
          </table:table-cell>
          <table:table-cell office:value-type="float" office:value="0.009363" calcext:value-type="float">
            <text:p>0.009363</text:p>
          </table:table-cell>
          <table:table-cell office:value-type="float" office:value="0" calcext:value-type="float">
            <text:p>0</text:p>
          </table:table-cell>
          <table:table-cell office:value-type="float" office:value="176109" calcext:value-type="float">
            <text:p>176109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51</text:p>
          </table:table-cell>
          <table:table-cell office:value-type="float" office:value="0.075713" calcext:value-type="float">
            <text:p>0.075713</text:p>
          </table:table-cell>
          <table:table-cell office:value-type="float" office:value="0.008227" calcext:value-type="float">
            <text:p>0.008227</text:p>
          </table:table-cell>
          <table:table-cell office:value-type="float" office:value="0" calcext:value-type="float">
            <text:p>0</text:p>
          </table:table-cell>
          <table:table-cell office:value-type="float" office:value="160905" calcext:value-type="float">
            <text:p>160905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52</text:p>
          </table:table-cell>
          <table:table-cell office:value-type="float" office:value="0.046323" calcext:value-type="float">
            <text:p>0.046323</text:p>
          </table:table-cell>
          <table:table-cell office:value-type="float" office:value="0.008947" calcext:value-type="float">
            <text:p>0.008947</text:p>
          </table:table-cell>
          <table:table-cell office:value-type="float" office:value="0" calcext:value-type="float">
            <text:p>0</text:p>
          </table:table-cell>
          <table:table-cell office:value-type="float" office:value="153847" calcext:value-type="float">
            <text:p>153847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53</text:p>
          </table:table-cell>
          <table:table-cell office:value-type="float" office:value="0.059896" calcext:value-type="float">
            <text:p>0.059896</text:p>
          </table:table-cell>
          <table:table-cell office:value-type="float" office:value="0.00744" calcext:value-type="float">
            <text:p>0.00744</text:p>
          </table:table-cell>
          <table:table-cell office:value-type="float" office:value="0" calcext:value-type="float">
            <text:p>0</text:p>
          </table:table-cell>
          <table:table-cell office:value-type="float" office:value="167272" calcext:value-type="float">
            <text:p>167272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54</text:p>
          </table:table-cell>
          <table:table-cell office:value-type="float" office:value="0.044234" calcext:value-type="float">
            <text:p>0.044234</text:p>
          </table:table-cell>
          <table:table-cell office:value-type="float" office:value="0.007488" calcext:value-type="float">
            <text:p>0.007488</text:p>
          </table:table-cell>
          <table:table-cell office:value-type="float" office:value="0" calcext:value-type="float">
            <text:p>0</text:p>
          </table:table-cell>
          <table:table-cell office:value-type="float" office:value="145521" calcext:value-type="float">
            <text:p>145521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55</text:p>
          </table:table-cell>
          <table:table-cell office:value-type="float" office:value="0.046297" calcext:value-type="float">
            <text:p>0.046297</text:p>
          </table:table-cell>
          <table:table-cell office:value-type="float" office:value="0.011112" calcext:value-type="float">
            <text:p>0.011112</text:p>
          </table:table-cell>
          <table:table-cell office:value-type="float" office:value="0" calcext:value-type="float">
            <text:p>0</text:p>
          </table:table-cell>
          <table:table-cell office:value-type="float" office:value="227594" calcext:value-type="float">
            <text:p>227594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56</text:p>
          </table:table-cell>
          <table:table-cell office:value-type="float" office:value="0.059456" calcext:value-type="float">
            <text:p>0.059456</text:p>
          </table:table-cell>
          <table:table-cell office:value-type="float" office:value="0.008517" calcext:value-type="float">
            <text:p>0.008517</text:p>
          </table:table-cell>
          <table:table-cell office:value-type="float" office:value="0" calcext:value-type="float">
            <text:p>0</text:p>
          </table:table-cell>
          <table:table-cell office:value-type="float" office:value="158051" calcext:value-type="float">
            <text:p>158051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57</text:p>
          </table:table-cell>
          <table:table-cell office:value-type="float" office:value="0.035242" calcext:value-type="float">
            <text:p>0.035242</text:p>
          </table:table-cell>
          <table:table-cell office:value-type="float" office:value="0.009226" calcext:value-type="float">
            <text:p>0.009226</text:p>
          </table:table-cell>
          <table:table-cell office:value-type="float" office:value="0" calcext:value-type="float">
            <text:p>0</text:p>
          </table:table-cell>
          <table:table-cell office:value-type="float" office:value="178498" calcext:value-type="float">
            <text:p>178498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58</text:p>
          </table:table-cell>
          <table:table-cell office:value-type="float" office:value="0.041081" calcext:value-type="float">
            <text:p>0.041081</text:p>
          </table:table-cell>
          <table:table-cell office:value-type="float" office:value="0.007409" calcext:value-type="float">
            <text:p>0.007409</text:p>
          </table:table-cell>
          <table:table-cell office:value-type="float" office:value="0" calcext:value-type="float">
            <text:p>0</text:p>
          </table:table-cell>
          <table:table-cell office:value-type="float" office:value="164219" calcext:value-type="float">
            <text:p>164219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3:59</text:p>
          </table:table-cell>
          <table:table-cell office:value-type="float" office:value="0.033687" calcext:value-type="float">
            <text:p>0.033687</text:p>
          </table:table-cell>
          <table:table-cell office:value-type="float" office:value="0.007417" calcext:value-type="float">
            <text:p>0.007417</text:p>
          </table:table-cell>
          <table:table-cell office:value-type="float" office:value="0" calcext:value-type="float">
            <text:p>0</text:p>
          </table:table-cell>
          <table:table-cell office:value-type="float" office:value="150255" calcext:value-type="float">
            <text:p>150255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4:00</text:p>
          </table:table-cell>
          <table:table-cell office:value-type="float" office:value="0.040053" calcext:value-type="float">
            <text:p>0.040053</text:p>
          </table:table-cell>
          <table:table-cell office:value-type="float" office:value="0.007303" calcext:value-type="float">
            <text:p>0.007303</text:p>
          </table:table-cell>
          <table:table-cell office:value-type="float" office:value="0" calcext:value-type="float">
            <text:p>0</text:p>
          </table:table-cell>
          <table:table-cell office:value-type="float" office:value="157077" calcext:value-type="float">
            <text:p>157077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4:01</text:p>
          </table:table-cell>
          <table:table-cell office:value-type="float" office:value="0.058674" calcext:value-type="float">
            <text:p>0.058674</text:p>
          </table:table-cell>
          <table:table-cell office:value-type="float" office:value="0.011257" calcext:value-type="float">
            <text:p>0.011257</text:p>
          </table:table-cell>
          <table:table-cell office:value-type="float" office:value="0" calcext:value-type="float">
            <text:p>0</text:p>
          </table:table-cell>
          <table:table-cell office:value-type="float" office:value="184006" calcext:value-type="float">
            <text:p>184006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4:02</text:p>
          </table:table-cell>
          <table:table-cell office:value-type="float" office:value="0.095548" calcext:value-type="float">
            <text:p>0.095548</text:p>
          </table:table-cell>
          <table:table-cell office:value-type="float" office:value="0.011564" calcext:value-type="float">
            <text:p>0.011564</text:p>
          </table:table-cell>
          <table:table-cell office:value-type="float" office:value="0" calcext:value-type="float">
            <text:p>0</text:p>
          </table:table-cell>
          <table:table-cell office:value-type="float" office:value="171300" calcext:value-type="float">
            <text:p>1713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4:03</text:p>
          </table:table-cell>
          <table:table-cell office:value-type="float" office:value="0.038468" calcext:value-type="float">
            <text:p>0.038468</text:p>
          </table:table-cell>
          <table:table-cell office:value-type="float" office:value="0.00709" calcext:value-type="float">
            <text:p>0.00709</text:p>
          </table:table-cell>
          <table:table-cell office:value-type="float" office:value="0" calcext:value-type="float">
            <text:p>0</text:p>
          </table:table-cell>
          <table:table-cell office:value-type="float" office:value="148845" calcext:value-type="float">
            <text:p>148845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4:04</text:p>
          </table:table-cell>
          <table:table-cell office:value-type="float" office:value="0.042315" calcext:value-type="float">
            <text:p>0.042315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" calcext:value-type="float">
            <text:p>0</text:p>
          </table:table-cell>
          <table:table-cell office:value-type="float" office:value="150745" calcext:value-type="float">
            <text:p>150745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4:05</text:p>
          </table:table-cell>
          <table:table-cell office:value-type="float" office:value="0.03613" calcext:value-type="float">
            <text:p>0.03613</text:p>
          </table:table-cell>
          <table:table-cell office:value-type="float" office:value="0.009522" calcext:value-type="float">
            <text:p>0.009522</text:p>
          </table:table-cell>
          <table:table-cell office:value-type="float" office:value="0" calcext:value-type="float">
            <text:p>0</text:p>
          </table:table-cell>
          <table:table-cell office:value-type="float" office:value="175444" calcext:value-type="float">
            <text:p>175444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4:06</text:p>
          </table:table-cell>
          <table:table-cell office:value-type="float" office:value="0.041224" calcext:value-type="float">
            <text:p>0.041224</text:p>
          </table:table-cell>
          <table:table-cell office:value-type="float" office:value="0.006479" calcext:value-type="float">
            <text:p>0.006479</text:p>
          </table:table-cell>
          <table:table-cell office:value-type="float" office:value="0" calcext:value-type="float">
            <text:p>0</text:p>
          </table:table-cell>
          <table:table-cell office:value-type="float" office:value="147537" calcext:value-type="float">
            <text:p>14753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4:07</text:p>
          </table:table-cell>
          <table:table-cell office:value-type="float" office:value="0.035084" calcext:value-type="float">
            <text:p>0.035084</text:p>
          </table:table-cell>
          <table:table-cell office:value-type="float" office:value="0.006754" calcext:value-type="float">
            <text:p>0.006754</text:p>
          </table:table-cell>
          <table:table-cell office:value-type="float" office:value="0" calcext:value-type="float">
            <text:p>0</text:p>
          </table:table-cell>
          <table:table-cell office:value-type="float" office:value="145343" calcext:value-type="float">
            <text:p>145343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4:08</text:p>
          </table:table-cell>
          <table:table-cell office:value-type="float" office:value="0.039238" calcext:value-type="float">
            <text:p>0.039238</text:p>
          </table:table-cell>
          <table:table-cell office:value-type="float" office:value="0.007214" calcext:value-type="float">
            <text:p>0.007214</text:p>
          </table:table-cell>
          <table:table-cell office:value-type="float" office:value="0" calcext:value-type="float">
            <text:p>0</text:p>
          </table:table-cell>
          <table:table-cell office:value-type="float" office:value="144955" calcext:value-type="float">
            <text:p>144955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4:09</text:p>
          </table:table-cell>
          <table:table-cell office:value-type="float" office:value="0.048948" calcext:value-type="float">
            <text:p>0.048948</text:p>
          </table:table-cell>
          <table:table-cell office:value-type="float" office:value="0.008219" calcext:value-type="float">
            <text:p>0.008219</text:p>
          </table:table-cell>
          <table:table-cell office:value-type="float" office:value="0" calcext:value-type="float">
            <text:p>0</text:p>
          </table:table-cell>
          <table:table-cell office:value-type="float" office:value="173133" calcext:value-type="float">
            <text:p>173133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4:10</text:p>
          </table:table-cell>
          <table:table-cell office:value-type="float" office:value="0.038467" calcext:value-type="float">
            <text:p>0.038467</text:p>
          </table:table-cell>
          <table:table-cell office:value-type="float" office:value="0.005743" calcext:value-type="float">
            <text:p>0.005743</text:p>
          </table:table-cell>
          <table:table-cell office:value-type="float" office:value="0" calcext:value-type="float">
            <text:p>0</text:p>
          </table:table-cell>
          <table:table-cell office:value-type="float" office:value="128997" calcext:value-type="float">
            <text:p>128997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4:11</text:p>
          </table:table-cell>
          <table:table-cell office:value-type="float" office:value="0.039668" calcext:value-type="float">
            <text:p>0.039668</text:p>
          </table:table-cell>
          <table:table-cell office:value-type="float" office:value="0.008132" calcext:value-type="float">
            <text:p>0.008132</text:p>
          </table:table-cell>
          <table:table-cell office:value-type="float" office:value="0" calcext:value-type="float">
            <text:p>0</text:p>
          </table:table-cell>
          <table:table-cell office:value-type="float" office:value="166646" calcext:value-type="float">
            <text:p>166646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4:12</text:p>
          </table:table-cell>
          <table:table-cell office:value-type="float" office:value="0.069835" calcext:value-type="float">
            <text:p>0.069835</text:p>
          </table:table-cell>
          <table:table-cell office:value-type="float" office:value="0.012201" calcext:value-type="float">
            <text:p>0.012201</text:p>
          </table:table-cell>
          <table:table-cell office:value-type="float" office:value="0" calcext:value-type="float">
            <text:p>0</text:p>
          </table:table-cell>
          <table:table-cell office:value-type="float" office:value="197657" calcext:value-type="float">
            <text:p>197657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4:13</text:p>
          </table:table-cell>
          <table:table-cell office:value-type="float" office:value="0.037284" calcext:value-type="float">
            <text:p>0.037284</text:p>
          </table:table-cell>
          <table:table-cell office:value-type="float" office:value="0.007065" calcext:value-type="float">
            <text:p>0.007065</text:p>
          </table:table-cell>
          <table:table-cell office:value-type="float" office:value="0" calcext:value-type="float">
            <text:p>0</text:p>
          </table:table-cell>
          <table:table-cell office:value-type="float" office:value="154785" calcext:value-type="float">
            <text:p>154785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4:14</text:p>
          </table:table-cell>
          <table:table-cell office:value-type="float" office:value="0.047389" calcext:value-type="float">
            <text:p>0.047389</text:p>
          </table:table-cell>
          <table:table-cell office:value-type="float" office:value="0.008134" calcext:value-type="float">
            <text:p>0.008134</text:p>
          </table:table-cell>
          <table:table-cell office:value-type="float" office:value="0" calcext:value-type="float">
            <text:p>0</text:p>
          </table:table-cell>
          <table:table-cell office:value-type="float" office:value="174124" calcext:value-type="float">
            <text:p>174124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4:15</text:p>
          </table:table-cell>
          <table:table-cell office:value-type="float" office:value="0.035213" calcext:value-type="float">
            <text:p>0.035213</text:p>
          </table:table-cell>
          <table:table-cell office:value-type="float" office:value="0.007526" calcext:value-type="float">
            <text:p>0.007526</text:p>
          </table:table-cell>
          <table:table-cell office:value-type="float" office:value="0" calcext:value-type="float">
            <text:p>0</text:p>
          </table:table-cell>
          <table:table-cell office:value-type="float" office:value="164384" calcext:value-type="float">
            <text:p>164384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4:16</text:p>
          </table:table-cell>
          <table:table-cell office:value-type="float" office:value="0.032749" calcext:value-type="float">
            <text:p>0.032749</text:p>
          </table:table-cell>
          <table:table-cell office:value-type="float" office:value="0.007533" calcext:value-type="float">
            <text:p>0.007533</text:p>
          </table:table-cell>
          <table:table-cell office:value-type="float" office:value="0" calcext:value-type="float">
            <text:p>0</text:p>
          </table:table-cell>
          <table:table-cell office:value-type="float" office:value="158906" calcext:value-type="float">
            <text:p>158906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4:17</text:p>
          </table:table-cell>
          <table:table-cell office:value-type="float" office:value="0.038055" calcext:value-type="float">
            <text:p>0.038055</text:p>
          </table:table-cell>
          <table:table-cell office:value-type="float" office:value="0.006804" calcext:value-type="float">
            <text:p>0.006804</text:p>
          </table:table-cell>
          <table:table-cell office:value-type="float" office:value="0" calcext:value-type="float">
            <text:p>0</text:p>
          </table:table-cell>
          <table:table-cell office:value-type="float" office:value="143874" calcext:value-type="float">
            <text:p>143874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4:18</text:p>
          </table:table-cell>
          <table:table-cell office:value-type="float" office:value="0.093592" calcext:value-type="float">
            <text:p>0.093592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0" calcext:value-type="float">
            <text:p>0</text:p>
          </table:table-cell>
          <table:table-cell office:value-type="float" office:value="155475" calcext:value-type="float">
            <text:p>155475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4:19</text:p>
          </table:table-cell>
          <table:table-cell office:value-type="float" office:value="0.042643" calcext:value-type="float">
            <text:p>0.042643</text:p>
          </table:table-cell>
          <table:table-cell office:value-type="float" office:value="0.006148" calcext:value-type="float">
            <text:p>0.006148</text:p>
          </table:table-cell>
          <table:table-cell office:value-type="float" office:value="0" calcext:value-type="float">
            <text:p>0</text:p>
          </table:table-cell>
          <table:table-cell office:value-type="float" office:value="140865" calcext:value-type="float">
            <text:p>140865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4:20</text:p>
          </table:table-cell>
          <table:table-cell office:value-type="float" office:value="0.03275" calcext:value-type="float">
            <text:p>0.03275</text:p>
          </table:table-cell>
          <table:table-cell office:value-type="float" office:value="0.007886" calcext:value-type="float">
            <text:p>0.007886</text:p>
          </table:table-cell>
          <table:table-cell office:value-type="float" office:value="0" calcext:value-type="float">
            <text:p>0</text:p>
          </table:table-cell>
          <table:table-cell office:value-type="float" office:value="166824" calcext:value-type="float">
            <text:p>166824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4:21</text:p>
          </table:table-cell>
          <table:table-cell office:value-type="float" office:value="0.059881" calcext:value-type="float">
            <text:p>0.059881</text:p>
          </table:table-cell>
          <table:table-cell office:value-type="float" office:value="0.005899" calcext:value-type="float">
            <text:p>0.005899</text:p>
          </table:table-cell>
          <table:table-cell office:value-type="float" office:value="0" calcext:value-type="float">
            <text:p>0</text:p>
          </table:table-cell>
          <table:table-cell office:value-type="float" office:value="132178" calcext:value-type="float">
            <text:p>132178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4:22</text:p>
          </table:table-cell>
          <table:table-cell office:value-type="float" office:value="0.057379" calcext:value-type="float">
            <text:p>0.057379</text:p>
          </table:table-cell>
          <table:table-cell office:value-type="float" office:value="0.006213" calcext:value-type="float">
            <text:p>0.006213</text:p>
          </table:table-cell>
          <table:table-cell office:value-type="float" office:value="0" calcext:value-type="float">
            <text:p>0</text:p>
          </table:table-cell>
          <table:table-cell office:value-type="float" office:value="142454" calcext:value-type="float">
            <text:p>142454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4:23</text:p>
          </table:table-cell>
          <table:table-cell office:value-type="float" office:value="0.036582" calcext:value-type="float">
            <text:p>0.036582</text:p>
          </table:table-cell>
          <table:table-cell office:value-type="float" office:value="0.007609" calcext:value-type="float">
            <text:p>0.007609</text:p>
          </table:table-cell>
          <table:table-cell office:value-type="float" office:value="0" calcext:value-type="float">
            <text:p>0</text:p>
          </table:table-cell>
          <table:table-cell office:value-type="float" office:value="152992" calcext:value-type="float">
            <text:p>152992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4:24</text:p>
          </table:table-cell>
          <table:table-cell office:value-type="float" office:value="0.02905" calcext:value-type="float">
            <text:p>0.02905</text:p>
          </table:table-cell>
          <table:table-cell office:value-type="float" office:value="0.007081" calcext:value-type="float">
            <text:p>0.007081</text:p>
          </table:table-cell>
          <table:table-cell office:value-type="float" office:value="0" calcext:value-type="float">
            <text:p>0</text:p>
          </table:table-cell>
          <table:table-cell office:value-type="float" office:value="149197" calcext:value-type="float">
            <text:p>14919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4:25</text:p>
          </table:table-cell>
          <table:table-cell office:value-type="float" office:value="0.04843" calcext:value-type="float">
            <text:p>0.04843</text:p>
          </table:table-cell>
          <table:table-cell office:value-type="float" office:value="0.008949" calcext:value-type="float">
            <text:p>0.008949</text:p>
          </table:table-cell>
          <table:table-cell office:value-type="float" office:value="0" calcext:value-type="float">
            <text:p>0</text:p>
          </table:table-cell>
          <table:table-cell office:value-type="float" office:value="168536" calcext:value-type="float">
            <text:p>168536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4:26</text:p>
          </table:table-cell>
          <table:table-cell office:value-type="float" office:value="0.041146" calcext:value-type="float">
            <text:p>0.041146</text:p>
          </table:table-cell>
          <table:table-cell office:value-type="float" office:value="0.00817" calcext:value-type="float">
            <text:p>0.00817</text:p>
          </table:table-cell>
          <table:table-cell office:value-type="float" office:value="0" calcext:value-type="float">
            <text:p>0</text:p>
          </table:table-cell>
          <table:table-cell office:value-type="float" office:value="169244" calcext:value-type="float">
            <text:p>169244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4:27</text:p>
          </table:table-cell>
          <table:table-cell office:value-type="float" office:value="0.037905" calcext:value-type="float">
            <text:p>0.037905</text:p>
          </table:table-cell>
          <table:table-cell office:value-type="float" office:value="0.00738" calcext:value-type="float">
            <text:p>0.00738</text:p>
          </table:table-cell>
          <table:table-cell office:value-type="float" office:value="0" calcext:value-type="float">
            <text:p>0</text:p>
          </table:table-cell>
          <table:table-cell office:value-type="float" office:value="153056" calcext:value-type="float">
            <text:p>153056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4:28</text:p>
          </table:table-cell>
          <table:table-cell office:value-type="float" office:value="0.067326" calcext:value-type="float">
            <text:p>0.067326</text:p>
          </table:table-cell>
          <table:table-cell office:value-type="float" office:value="0.008507" calcext:value-type="float">
            <text:p>0.008507</text:p>
          </table:table-cell>
          <table:table-cell office:value-type="float" office:value="0" calcext:value-type="float">
            <text:p>0</text:p>
          </table:table-cell>
          <table:table-cell office:value-type="float" office:value="175883" calcext:value-type="float">
            <text:p>175883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4:29</text:p>
          </table:table-cell>
          <table:table-cell office:value-type="float" office:value="0.044742" calcext:value-type="float">
            <text:p>0.044742</text:p>
          </table:table-cell>
          <table:table-cell office:value-type="float" office:value="0.007657" calcext:value-type="float">
            <text:p>0.007657</text:p>
          </table:table-cell>
          <table:table-cell office:value-type="float" office:value="0" calcext:value-type="float">
            <text:p>0</text:p>
          </table:table-cell>
          <table:table-cell office:value-type="float" office:value="159342" calcext:value-type="float">
            <text:p>159342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4:30</text:p>
          </table:table-cell>
          <table:table-cell office:value-type="float" office:value="0.083893" calcext:value-type="float">
            <text:p>0.083893</text:p>
          </table:table-cell>
          <table:table-cell office:value-type="float" office:value="0.010657" calcext:value-type="float">
            <text:p>0.010657</text:p>
          </table:table-cell>
          <table:table-cell office:value-type="float" office:value="0" calcext:value-type="float">
            <text:p>0</text:p>
          </table:table-cell>
          <table:table-cell office:value-type="float" office:value="168914" calcext:value-type="float">
            <text:p>168914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4:31</text:p>
          </table:table-cell>
          <table:table-cell office:value-type="float" office:value="0.039971" calcext:value-type="float">
            <text:p>0.039971</text:p>
          </table:table-cell>
          <table:table-cell office:value-type="float" office:value="0.008589" calcext:value-type="float">
            <text:p>0.008589</text:p>
          </table:table-cell>
          <table:table-cell office:value-type="float" office:value="0" calcext:value-type="float">
            <text:p>0</text:p>
          </table:table-cell>
          <table:table-cell office:value-type="float" office:value="172682" calcext:value-type="float">
            <text:p>172682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4:32</text:p>
          </table:table-cell>
          <table:table-cell office:value-type="float" office:value="0.029969" calcext:value-type="float">
            <text:p>0.029969</text:p>
          </table:table-cell>
          <table:table-cell office:value-type="float" office:value="0.005913" calcext:value-type="float">
            <text:p>0.005913</text:p>
          </table:table-cell>
          <table:table-cell office:value-type="float" office:value="0" calcext:value-type="float">
            <text:p>0</text:p>
          </table:table-cell>
          <table:table-cell office:value-type="float" office:value="128172" calcext:value-type="float">
            <text:p>128172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4:33</text:p>
          </table:table-cell>
          <table:table-cell office:value-type="float" office:value="0.05775" calcext:value-type="float">
            <text:p>0.05775</text:p>
          </table:table-cell>
          <table:table-cell office:value-type="float" office:value="0.009502" calcext:value-type="float">
            <text:p>0.009502</text:p>
          </table:table-cell>
          <table:table-cell office:value-type="float" office:value="0" calcext:value-type="float">
            <text:p>0</text:p>
          </table:table-cell>
          <table:table-cell office:value-type="float" office:value="174736" calcext:value-type="float">
            <text:p>174736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4:34</text:p>
          </table:table-cell>
          <table:table-cell office:value-type="float" office:value="0.033994" calcext:value-type="float">
            <text:p>0.033994</text:p>
          </table:table-cell>
          <table:table-cell office:value-type="float" office:value="0.008123" calcext:value-type="float">
            <text:p>0.008123</text:p>
          </table:table-cell>
          <table:table-cell office:value-type="float" office:value="0" calcext:value-type="float">
            <text:p>0</text:p>
          </table:table-cell>
          <table:table-cell office:value-type="float" office:value="173571" calcext:value-type="float">
            <text:p>173571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4:35</text:p>
          </table:table-cell>
          <table:table-cell office:value-type="float" office:value="0.042043" calcext:value-type="float">
            <text:p>0.042043</text:p>
          </table:table-cell>
          <table:table-cell office:value-type="float" office:value="0.007244" calcext:value-type="float">
            <text:p>0.007244</text:p>
          </table:table-cell>
          <table:table-cell office:value-type="float" office:value="0" calcext:value-type="float">
            <text:p>0</text:p>
          </table:table-cell>
          <table:table-cell office:value-type="float" office:value="154261" calcext:value-type="float">
            <text:p>15426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4:36</text:p>
          </table:table-cell>
          <table:table-cell office:value-type="float" office:value="0.032557" calcext:value-type="float">
            <text:p>0.032557</text:p>
          </table:table-cell>
          <table:table-cell office:value-type="float" office:value="0.006671" calcext:value-type="float">
            <text:p>0.006671</text:p>
          </table:table-cell>
          <table:table-cell office:value-type="float" office:value="0" calcext:value-type="float">
            <text:p>0</text:p>
          </table:table-cell>
          <table:table-cell office:value-type="float" office:value="151982" calcext:value-type="float">
            <text:p>151982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4:37</text:p>
          </table:table-cell>
          <table:table-cell office:value-type="float" office:value="0.038121" calcext:value-type="float">
            <text:p>0.038121</text:p>
          </table:table-cell>
          <table:table-cell office:value-type="float" office:value="0.008174" calcext:value-type="float">
            <text:p>0.008174</text:p>
          </table:table-cell>
          <table:table-cell office:value-type="float" office:value="0" calcext:value-type="float">
            <text:p>0</text:p>
          </table:table-cell>
          <table:table-cell office:value-type="float" office:value="164756" calcext:value-type="float">
            <text:p>164756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4:38</text:p>
          </table:table-cell>
          <table:table-cell office:value-type="float" office:value="0.058749" calcext:value-type="float">
            <text:p>0.058749</text:p>
          </table:table-cell>
          <table:table-cell office:value-type="float" office:value="0.008104" calcext:value-type="float">
            <text:p>0.008104</text:p>
          </table:table-cell>
          <table:table-cell office:value-type="float" office:value="0" calcext:value-type="float">
            <text:p>0</text:p>
          </table:table-cell>
          <table:table-cell office:value-type="float" office:value="169445" calcext:value-type="float">
            <text:p>169445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4:39</text:p>
          </table:table-cell>
          <table:table-cell office:value-type="float" office:value="0.051317" calcext:value-type="float">
            <text:p>0.051317</text:p>
          </table:table-cell>
          <table:table-cell office:value-type="float" office:value="0.006875" calcext:value-type="float">
            <text:p>0.006875</text:p>
          </table:table-cell>
          <table:table-cell office:value-type="float" office:value="0" calcext:value-type="float">
            <text:p>0</text:p>
          </table:table-cell>
          <table:table-cell office:value-type="float" office:value="145200" calcext:value-type="float">
            <text:p>1452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04:40</text:p>
          </table:table-cell>
          <table:table-cell office:value-type="float" office:value="0.057412" calcext:value-type="float">
            <text:p>0.057412</text:p>
          </table:table-cell>
          <table:table-cell office:value-type="float" office:value="0.007716" calcext:value-type="float">
            <text:p>0.007716</text:p>
          </table:table-cell>
          <table:table-cell office:value-type="float" office:value="0" calcext:value-type="float">
            <text:p>0</text:p>
          </table:table-cell>
          <table:table-cell office:value-type="float" office:value="162233" calcext:value-type="float">
            <text:p>162233</text:p>
          </table:table-cell>
          <table:table-cell office:value-type="float" office:value="592" calcext:value-type="float">
            <text:p>5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2T19:16:00.813785883</dc:date>
    <meta:editing-duration>PT1M59S</meta:editing-duration>
    <meta:editing-cycles>1</meta:editing-cycles>
    <meta:document-statistic meta:table-count="1" meta:cell-count="707" meta:object-count="1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title svg:x="6.025cm" svg:y="0.315cm" chart:style-name="ch2">
          <text:p>test204, 600 Req/S</text:p>
        </chart:title>
        <chart:legend chart:legend-position="end" svg:x="14.001cm" svg:y="4.005cm" style:legend-expansion="high" chart:style-name="ch3"/>
        <chart:plot-area chart:style-name="ch4" table:cell-range-address="test204.G1:test204.G101 test204.C1:test204.D101" chart:data-source-has-labels="row" svg:x="0.32cm" svg:y="1.248cm" svg:width="13.361cm" svg:height="7.572cm">
          <chartooo:coordinate-region svg:x="1.232cm" svg:y="1.421cm" svg:width="12.169cm" svg:height="6.8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est204.C2:test204.C101" chart:label-cell-address="test204.C1:test204.C1" chart:class="chart:scatter">
            <chart:domain table:cell-range-address="test204.G2:test204.G101"/>
            <chart:data-point chart:repeated="100"/>
          </chart:series>
          <chart:series chart:style-name="ch8" chart:values-cell-range-address="test204.D2:test204.D101" chart:label-cell-address="test204.D1:test204.D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204.C1:test204.C1</svg:desc>
                </draw:g>
              </table:table-cell>
              <table:table-cell office:value-type="string">
                <text:p>xfertime</text:p>
                <draw:g>
                  <svg:desc>test204.D1:test20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9">
                <text:p>339</text:p>
                <draw:g>
                  <svg:desc>test204.G2:test204.G101</svg:desc>
                </draw:g>
              </table:table-cell>
              <table:table-cell office:value-type="float" office:value="0.037626">
                <text:p>0.037626</text:p>
                <draw:g>
                  <svg:desc>test204.C2:test204.C101</svg:desc>
                </draw:g>
              </table:table-cell>
              <table:table-cell office:value-type="float" office:value="0.00851">
                <text:p>0.00851</text:p>
                <draw:g>
                  <svg:desc>test204.D2:test204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4">
                <text:p>594</text:p>
              </table:table-cell>
              <table:table-cell office:value-type="float" office:value="0.027708">
                <text:p>0.027708</text:p>
              </table:table-cell>
              <table:table-cell office:value-type="float" office:value="0.005556">
                <text:p>0.00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4">
                <text:p>604</text:p>
              </table:table-cell>
              <table:table-cell office:value-type="float" office:value="0.032247">
                <text:p>0.032247</text:p>
              </table:table-cell>
              <table:table-cell office:value-type="float" office:value="0.006564">
                <text:p>0.0065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9">
                <text:p>599</text:p>
              </table:table-cell>
              <table:table-cell office:value-type="float" office:value="0.040301">
                <text:p>0.040301</text:p>
              </table:table-cell>
              <table:table-cell office:value-type="float" office:value="0.006633">
                <text:p>0.0066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3">
                <text:p>593</text:p>
              </table:table-cell>
              <table:table-cell office:value-type="float" office:value="0.030675">
                <text:p>0.030675</text:p>
              </table:table-cell>
              <table:table-cell office:value-type="float" office:value="0.007371">
                <text:p>0.0073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2">
                <text:p>602</text:p>
              </table:table-cell>
              <table:table-cell office:value-type="float" office:value="0.042189">
                <text:p>0.042189</text:p>
              </table:table-cell>
              <table:table-cell office:value-type="float" office:value="0.00693">
                <text:p>0.006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9">
                <text:p>599</text:p>
              </table:table-cell>
              <table:table-cell office:value-type="float" office:value="0.03439">
                <text:p>0.03439</text:p>
              </table:table-cell>
              <table:table-cell office:value-type="float" office:value="0.00892">
                <text:p>0.008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4">
                <text:p>594</text:p>
              </table:table-cell>
              <table:table-cell office:value-type="float" office:value="0.062574">
                <text:p>0.062574</text:p>
              </table:table-cell>
              <table:table-cell office:value-type="float" office:value="0.007337">
                <text:p>0.0073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7">
                <text:p>597</text:p>
              </table:table-cell>
              <table:table-cell office:value-type="float" office:value="0.031212">
                <text:p>0.031212</text:p>
              </table:table-cell>
              <table:table-cell office:value-type="float" office:value="0.006014">
                <text:p>0.0060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8">
                <text:p>598</text:p>
              </table:table-cell>
              <table:table-cell office:value-type="float" office:value="0.039688">
                <text:p>0.039688</text:p>
              </table:table-cell>
              <table:table-cell office:value-type="float" office:value="0.006471">
                <text:p>0.0064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4">
                <text:p>594</text:p>
              </table:table-cell>
              <table:table-cell office:value-type="float" office:value="0.028632">
                <text:p>0.028632</text:p>
              </table:table-cell>
              <table:table-cell office:value-type="float" office:value="0.006342">
                <text:p>0.0063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3">
                <text:p>593</text:p>
              </table:table-cell>
              <table:table-cell office:value-type="float" office:value="0.037554">
                <text:p>0.037554</text:p>
              </table:table-cell>
              <table:table-cell office:value-type="float" office:value="0.009024">
                <text:p>0.0090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2">
                <text:p>602</text:p>
              </table:table-cell>
              <table:table-cell office:value-type="float" office:value="0.031993">
                <text:p>0.031993</text:p>
              </table:table-cell>
              <table:table-cell office:value-type="float" office:value="0.006564">
                <text:p>0.0065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8">
                <text:p>598</text:p>
              </table:table-cell>
              <table:table-cell office:value-type="float" office:value="0.03678">
                <text:p>0.03678</text:p>
              </table:table-cell>
              <table:table-cell office:value-type="float" office:value="0.006674">
                <text:p>0.0066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8">
                <text:p>598</text:p>
              </table:table-cell>
              <table:table-cell office:value-type="float" office:value="0.031186">
                <text:p>0.031186</text:p>
              </table:table-cell>
              <table:table-cell office:value-type="float" office:value="0.006811">
                <text:p>0.0068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7">
                <text:p>597</text:p>
              </table:table-cell>
              <table:table-cell office:value-type="float" office:value="0.057832">
                <text:p>0.057832</text:p>
              </table:table-cell>
              <table:table-cell office:value-type="float" office:value="0.006092">
                <text:p>0.0060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2">
                <text:p>592</text:p>
              </table:table-cell>
              <table:table-cell office:value-type="float" office:value="0.040461">
                <text:p>0.040461</text:p>
              </table:table-cell>
              <table:table-cell office:value-type="float" office:value="0.005041">
                <text:p>0.0050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4">
                <text:p>594</text:p>
              </table:table-cell>
              <table:table-cell office:value-type="float" office:value="0.067958">
                <text:p>0.067958</text:p>
              </table:table-cell>
              <table:table-cell office:value-type="float" office:value="0.009039">
                <text:p>0.0090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0">
                <text:p>600</text:p>
              </table:table-cell>
              <table:table-cell office:value-type="float" office:value="0.030531">
                <text:p>0.030531</text:p>
              </table:table-cell>
              <table:table-cell office:value-type="float" office:value="0.008415">
                <text:p>0.0084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6">
                <text:p>596</text:p>
              </table:table-cell>
              <table:table-cell office:value-type="float" office:value="0.03822">
                <text:p>0.03822</text:p>
              </table:table-cell>
              <table:table-cell office:value-type="float" office:value="0.00702">
                <text:p>0.007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8">
                <text:p>588</text:p>
              </table:table-cell>
              <table:table-cell office:value-type="float" office:value="0.037048">
                <text:p>0.037048</text:p>
              </table:table-cell>
              <table:table-cell office:value-type="float" office:value="0.007386">
                <text:p>0.0073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2">
                <text:p>602</text:p>
              </table:table-cell>
              <table:table-cell office:value-type="float" office:value="0.051789">
                <text:p>0.051789</text:p>
              </table:table-cell>
              <table:table-cell office:value-type="float" office:value="0.007676">
                <text:p>0.0076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9">
                <text:p>599</text:p>
              </table:table-cell>
              <table:table-cell office:value-type="float" office:value="0.035999">
                <text:p>0.035999</text:p>
              </table:table-cell>
              <table:table-cell office:value-type="float" office:value="0.006863">
                <text:p>0.0068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6">
                <text:p>596</text:p>
              </table:table-cell>
              <table:table-cell office:value-type="float" office:value="0.025654">
                <text:p>0.025654</text:p>
              </table:table-cell>
              <table:table-cell office:value-type="float" office:value="0.006481">
                <text:p>0.0064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92">
                <text:p>592</text:p>
              </table:table-cell>
              <table:table-cell office:value-type="float" office:value="0.056745">
                <text:p>0.056745</text:p>
              </table:table-cell>
              <table:table-cell office:value-type="float" office:value="0.008685">
                <text:p>0.0086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3">
                <text:p>603</text:p>
              </table:table-cell>
              <table:table-cell office:value-type="float" office:value="0.041923">
                <text:p>0.041923</text:p>
              </table:table-cell>
              <table:table-cell office:value-type="float" office:value="0.007858">
                <text:p>0.0078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5">
                <text:p>595</text:p>
              </table:table-cell>
              <table:table-cell office:value-type="float" office:value="0.033369">
                <text:p>0.033369</text:p>
              </table:table-cell>
              <table:table-cell office:value-type="float" office:value="0.005937">
                <text:p>0.0059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9">
                <text:p>599</text:p>
              </table:table-cell>
              <table:table-cell office:value-type="float" office:value="0.035743">
                <text:p>0.035743</text:p>
              </table:table-cell>
              <table:table-cell office:value-type="float" office:value="0.007946">
                <text:p>0.0079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6">
                <text:p>596</text:p>
              </table:table-cell>
              <table:table-cell office:value-type="float" office:value="0.032077">
                <text:p>0.032077</text:p>
              </table:table-cell>
              <table:table-cell office:value-type="float" office:value="0.008958">
                <text:p>0.0089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2">
                <text:p>602</text:p>
              </table:table-cell>
              <table:table-cell office:value-type="float" office:value="0.039168">
                <text:p>0.039168</text:p>
              </table:table-cell>
              <table:table-cell office:value-type="float" office:value="0.006109">
                <text:p>0.0061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2">
                <text:p>602</text:p>
              </table:table-cell>
              <table:table-cell office:value-type="float" office:value="0.038669">
                <text:p>0.038669</text:p>
              </table:table-cell>
              <table:table-cell office:value-type="float" office:value="0.005849">
                <text:p>0.0058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99">
                <text:p>599</text:p>
              </table:table-cell>
              <table:table-cell office:value-type="float" office:value="0.037245">
                <text:p>0.037245</text:p>
              </table:table-cell>
              <table:table-cell office:value-type="float" office:value="0.007684">
                <text:p>0.0076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94">
                <text:p>594</text:p>
              </table:table-cell>
              <table:table-cell office:value-type="float" office:value="0.051851">
                <text:p>0.051851</text:p>
              </table:table-cell>
              <table:table-cell office:value-type="float" office:value="0.007231">
                <text:p>0.0072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98">
                <text:p>598</text:p>
              </table:table-cell>
              <table:table-cell office:value-type="float" office:value="0.04017">
                <text:p>0.04017</text:p>
              </table:table-cell>
              <table:table-cell office:value-type="float" office:value="0.008057">
                <text:p>0.0080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00">
                <text:p>600</text:p>
              </table:table-cell>
              <table:table-cell office:value-type="float" office:value="0.034529">
                <text:p>0.034529</text:p>
              </table:table-cell>
              <table:table-cell office:value-type="float" office:value="0.00737">
                <text:p>0.007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98">
                <text:p>598</text:p>
              </table:table-cell>
              <table:table-cell office:value-type="float" office:value="0.027726">
                <text:p>0.027726</text:p>
              </table:table-cell>
              <table:table-cell office:value-type="float" office:value="0.005988">
                <text:p>0.0059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5">
                <text:p>595</text:p>
              </table:table-cell>
              <table:table-cell office:value-type="float" office:value="0.031584">
                <text:p>0.031584</text:p>
              </table:table-cell>
              <table:table-cell office:value-type="float" office:value="0.00752">
                <text:p>0.007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5">
                <text:p>605</text:p>
              </table:table-cell>
              <table:table-cell office:value-type="float" office:value="0.03652">
                <text:p>0.03652</text:p>
              </table:table-cell>
              <table:table-cell office:value-type="float" office:value="0.007811">
                <text:p>0.0078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99">
                <text:p>599</text:p>
              </table:table-cell>
              <table:table-cell office:value-type="float" office:value="0.074629">
                <text:p>0.074629</text:p>
              </table:table-cell>
              <table:table-cell office:value-type="float" office:value="0.010903">
                <text:p>0.0109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5">
                <text:p>595</text:p>
              </table:table-cell>
              <table:table-cell office:value-type="float" office:value="0.061619">
                <text:p>0.061619</text:p>
              </table:table-cell>
              <table:table-cell office:value-type="float" office:value="0.009589">
                <text:p>0.0095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1">
                <text:p>601</text:p>
              </table:table-cell>
              <table:table-cell office:value-type="float" office:value="0.034916">
                <text:p>0.034916</text:p>
              </table:table-cell>
              <table:table-cell office:value-type="float" office:value="0.006998">
                <text:p>0.0069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8">
                <text:p>598</text:p>
              </table:table-cell>
              <table:table-cell office:value-type="float" office:value="0.041285">
                <text:p>0.041285</text:p>
              </table:table-cell>
              <table:table-cell office:value-type="float" office:value="0.010158">
                <text:p>0.0101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6">
                <text:p>596</text:p>
              </table:table-cell>
              <table:table-cell office:value-type="float" office:value="0.033105">
                <text:p>0.033105</text:p>
              </table:table-cell>
              <table:table-cell office:value-type="float" office:value="0.005868">
                <text:p>0.0058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9">
                <text:p>599</text:p>
              </table:table-cell>
              <table:table-cell office:value-type="float" office:value="0.04068">
                <text:p>0.04068</text:p>
              </table:table-cell>
              <table:table-cell office:value-type="float" office:value="0.007364">
                <text:p>0.0073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2">
                <text:p>592</text:p>
              </table:table-cell>
              <table:table-cell office:value-type="float" office:value="0.033615">
                <text:p>0.033615</text:p>
              </table:table-cell>
              <table:table-cell office:value-type="float" office:value="0.006215">
                <text:p>0.0062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8">
                <text:p>598</text:p>
              </table:table-cell>
              <table:table-cell office:value-type="float" office:value="0.037741">
                <text:p>0.037741</text:p>
              </table:table-cell>
              <table:table-cell office:value-type="float" office:value="0.005857">
                <text:p>0.0058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01">
                <text:p>601</text:p>
              </table:table-cell>
              <table:table-cell office:value-type="float" office:value="0.040397">
                <text:p>0.040397</text:p>
              </table:table-cell>
              <table:table-cell office:value-type="float" office:value="0.008145">
                <text:p>0.0081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4">
                <text:p>594</text:p>
              </table:table-cell>
              <table:table-cell office:value-type="float" office:value="0.029361">
                <text:p>0.029361</text:p>
              </table:table-cell>
              <table:table-cell office:value-type="float" office:value="0.006572">
                <text:p>0.0065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0">
                <text:p>600</text:p>
              </table:table-cell>
              <table:table-cell office:value-type="float" office:value="0.039859">
                <text:p>0.039859</text:p>
              </table:table-cell>
              <table:table-cell office:value-type="float" office:value="0.006124">
                <text:p>0.0061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1">
                <text:p>601</text:p>
              </table:table-cell>
              <table:table-cell office:value-type="float" office:value="0.071584">
                <text:p>0.071584</text:p>
              </table:table-cell>
              <table:table-cell office:value-type="float" office:value="0.009363">
                <text:p>0.0093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7">
                <text:p>597</text:p>
              </table:table-cell>
              <table:table-cell office:value-type="float" office:value="0.075713">
                <text:p>0.075713</text:p>
              </table:table-cell>
              <table:table-cell office:value-type="float" office:value="0.008227">
                <text:p>0.0082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6">
                <text:p>596</text:p>
              </table:table-cell>
              <table:table-cell office:value-type="float" office:value="0.046323">
                <text:p>0.046323</text:p>
              </table:table-cell>
              <table:table-cell office:value-type="float" office:value="0.008947">
                <text:p>0.0089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3">
                <text:p>593</text:p>
              </table:table-cell>
              <table:table-cell office:value-type="float" office:value="0.059896">
                <text:p>0.059896</text:p>
              </table:table-cell>
              <table:table-cell office:value-type="float" office:value="0.00744">
                <text:p>0.007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0">
                <text:p>590</text:p>
              </table:table-cell>
              <table:table-cell office:value-type="float" office:value="0.044234">
                <text:p>0.044234</text:p>
              </table:table-cell>
              <table:table-cell office:value-type="float" office:value="0.007488">
                <text:p>0.0074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2">
                <text:p>602</text:p>
              </table:table-cell>
              <table:table-cell office:value-type="float" office:value="0.046297">
                <text:p>0.046297</text:p>
              </table:table-cell>
              <table:table-cell office:value-type="float" office:value="0.011112">
                <text:p>0.0111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5">
                <text:p>595</text:p>
              </table:table-cell>
              <table:table-cell office:value-type="float" office:value="0.059456">
                <text:p>0.059456</text:p>
              </table:table-cell>
              <table:table-cell office:value-type="float" office:value="0.008517">
                <text:p>0.0085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1">
                <text:p>591</text:p>
              </table:table-cell>
              <table:table-cell office:value-type="float" office:value="0.035242">
                <text:p>0.035242</text:p>
              </table:table-cell>
              <table:table-cell office:value-type="float" office:value="0.009226">
                <text:p>0.0092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4">
                <text:p>604</text:p>
              </table:table-cell>
              <table:table-cell office:value-type="float" office:value="0.041081">
                <text:p>0.041081</text:p>
              </table:table-cell>
              <table:table-cell office:value-type="float" office:value="0.007409">
                <text:p>0.0074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2">
                <text:p>592</text:p>
              </table:table-cell>
              <table:table-cell office:value-type="float" office:value="0.033687">
                <text:p>0.033687</text:p>
              </table:table-cell>
              <table:table-cell office:value-type="float" office:value="0.007417">
                <text:p>0.0074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6">
                <text:p>596</text:p>
              </table:table-cell>
              <table:table-cell office:value-type="float" office:value="0.040053">
                <text:p>0.040053</text:p>
              </table:table-cell>
              <table:table-cell office:value-type="float" office:value="0.007303">
                <text:p>0.0073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7">
                <text:p>607</text:p>
              </table:table-cell>
              <table:table-cell office:value-type="float" office:value="0.058674">
                <text:p>0.058674</text:p>
              </table:table-cell>
              <table:table-cell office:value-type="float" office:value="0.011257">
                <text:p>0.0112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2">
                <text:p>592</text:p>
              </table:table-cell>
              <table:table-cell office:value-type="float" office:value="0.095548">
                <text:p>0.095548</text:p>
              </table:table-cell>
              <table:table-cell office:value-type="float" office:value="0.011564">
                <text:p>0.0115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1">
                <text:p>591</text:p>
              </table:table-cell>
              <table:table-cell office:value-type="float" office:value="0.038468">
                <text:p>0.038468</text:p>
              </table:table-cell>
              <table:table-cell office:value-type="float" office:value="0.00709">
                <text:p>0.007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3">
                <text:p>603</text:p>
              </table:table-cell>
              <table:table-cell office:value-type="float" office:value="0.042315">
                <text:p>0.042315</text:p>
              </table:table-cell>
              <table:table-cell office:value-type="float" office:value="0.00677">
                <text:p>0.006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88">
                <text:p>588</text:p>
              </table:table-cell>
              <table:table-cell office:value-type="float" office:value="0.03613">
                <text:p>0.03613</text:p>
              </table:table-cell>
              <table:table-cell office:value-type="float" office:value="0.009522">
                <text:p>0.0095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9">
                <text:p>599</text:p>
              </table:table-cell>
              <table:table-cell office:value-type="float" office:value="0.041224">
                <text:p>0.041224</text:p>
              </table:table-cell>
              <table:table-cell office:value-type="float" office:value="0.006479">
                <text:p>0.0064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96">
                <text:p>596</text:p>
              </table:table-cell>
              <table:table-cell office:value-type="float" office:value="0.035084">
                <text:p>0.035084</text:p>
              </table:table-cell>
              <table:table-cell office:value-type="float" office:value="0.006754">
                <text:p>0.0067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8">
                <text:p>598</text:p>
              </table:table-cell>
              <table:table-cell office:value-type="float" office:value="0.039238">
                <text:p>0.039238</text:p>
              </table:table-cell>
              <table:table-cell office:value-type="float" office:value="0.007214">
                <text:p>0.0072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91">
                <text:p>591</text:p>
              </table:table-cell>
              <table:table-cell office:value-type="float" office:value="0.048948">
                <text:p>0.048948</text:p>
              </table:table-cell>
              <table:table-cell office:value-type="float" office:value="0.008219">
                <text:p>0.0082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02">
                <text:p>602</text:p>
              </table:table-cell>
              <table:table-cell office:value-type="float" office:value="0.038467">
                <text:p>0.038467</text:p>
              </table:table-cell>
              <table:table-cell office:value-type="float" office:value="0.005743">
                <text:p>0.0057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92">
                <text:p>592</text:p>
              </table:table-cell>
              <table:table-cell office:value-type="float" office:value="0.039668">
                <text:p>0.039668</text:p>
              </table:table-cell>
              <table:table-cell office:value-type="float" office:value="0.008132">
                <text:p>0.0081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6">
                <text:p>596</text:p>
              </table:table-cell>
              <table:table-cell office:value-type="float" office:value="0.069835">
                <text:p>0.069835</text:p>
              </table:table-cell>
              <table:table-cell office:value-type="float" office:value="0.012201">
                <text:p>0.0122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0">
                <text:p>600</text:p>
              </table:table-cell>
              <table:table-cell office:value-type="float" office:value="0.037284">
                <text:p>0.037284</text:p>
              </table:table-cell>
              <table:table-cell office:value-type="float" office:value="0.007065">
                <text:p>0.0070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98">
                <text:p>598</text:p>
              </table:table-cell>
              <table:table-cell office:value-type="float" office:value="0.047389">
                <text:p>0.047389</text:p>
              </table:table-cell>
              <table:table-cell office:value-type="float" office:value="0.008134">
                <text:p>0.0081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96">
                <text:p>596</text:p>
              </table:table-cell>
              <table:table-cell office:value-type="float" office:value="0.035213">
                <text:p>0.035213</text:p>
              </table:table-cell>
              <table:table-cell office:value-type="float" office:value="0.007526">
                <text:p>0.0075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94">
                <text:p>594</text:p>
              </table:table-cell>
              <table:table-cell office:value-type="float" office:value="0.032749">
                <text:p>0.032749</text:p>
              </table:table-cell>
              <table:table-cell office:value-type="float" office:value="0.007533">
                <text:p>0.0075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00">
                <text:p>600</text:p>
              </table:table-cell>
              <table:table-cell office:value-type="float" office:value="0.038055">
                <text:p>0.038055</text:p>
              </table:table-cell>
              <table:table-cell office:value-type="float" office:value="0.006804">
                <text:p>0.0068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91">
                <text:p>591</text:p>
              </table:table-cell>
              <table:table-cell office:value-type="float" office:value="0.093592">
                <text:p>0.093592</text:p>
              </table:table-cell>
              <table:table-cell office:value-type="float" office:value="0.00855">
                <text:p>0.008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4">
                <text:p>604</text:p>
              </table:table-cell>
              <table:table-cell office:value-type="float" office:value="0.042643">
                <text:p>0.042643</text:p>
              </table:table-cell>
              <table:table-cell office:value-type="float" office:value="0.006148">
                <text:p>0.0061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89">
                <text:p>589</text:p>
              </table:table-cell>
              <table:table-cell office:value-type="float" office:value="0.03275">
                <text:p>0.03275</text:p>
              </table:table-cell>
              <table:table-cell office:value-type="float" office:value="0.007886">
                <text:p>0.0078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94">
                <text:p>594</text:p>
              </table:table-cell>
              <table:table-cell office:value-type="float" office:value="0.059881">
                <text:p>0.059881</text:p>
              </table:table-cell>
              <table:table-cell office:value-type="float" office:value="0.005899">
                <text:p>0.0058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01">
                <text:p>601</text:p>
              </table:table-cell>
              <table:table-cell office:value-type="float" office:value="0.057379">
                <text:p>0.057379</text:p>
              </table:table-cell>
              <table:table-cell office:value-type="float" office:value="0.006213">
                <text:p>0.0062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95">
                <text:p>595</text:p>
              </table:table-cell>
              <table:table-cell office:value-type="float" office:value="0.036582">
                <text:p>0.036582</text:p>
              </table:table-cell>
              <table:table-cell office:value-type="float" office:value="0.007609">
                <text:p>0.0076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99">
                <text:p>599</text:p>
              </table:table-cell>
              <table:table-cell office:value-type="float" office:value="0.02905">
                <text:p>0.02905</text:p>
              </table:table-cell>
              <table:table-cell office:value-type="float" office:value="0.007081">
                <text:p>0.0070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95">
                <text:p>595</text:p>
              </table:table-cell>
              <table:table-cell office:value-type="float" office:value="0.04843">
                <text:p>0.04843</text:p>
              </table:table-cell>
              <table:table-cell office:value-type="float" office:value="0.008949">
                <text:p>0.0089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98">
                <text:p>598</text:p>
              </table:table-cell>
              <table:table-cell office:value-type="float" office:value="0.041146">
                <text:p>0.041146</text:p>
              </table:table-cell>
              <table:table-cell office:value-type="float" office:value="0.00817">
                <text:p>0.008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96">
                <text:p>596</text:p>
              </table:table-cell>
              <table:table-cell office:value-type="float" office:value="0.037905">
                <text:p>0.037905</text:p>
              </table:table-cell>
              <table:table-cell office:value-type="float" office:value="0.00738">
                <text:p>0.007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97">
                <text:p>597</text:p>
              </table:table-cell>
              <table:table-cell office:value-type="float" office:value="0.067326">
                <text:p>0.067326</text:p>
              </table:table-cell>
              <table:table-cell office:value-type="float" office:value="0.008507">
                <text:p>0.0085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96">
                <text:p>596</text:p>
              </table:table-cell>
              <table:table-cell office:value-type="float" office:value="0.044742">
                <text:p>0.044742</text:p>
              </table:table-cell>
              <table:table-cell office:value-type="float" office:value="0.007657">
                <text:p>0.0076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93">
                <text:p>593</text:p>
              </table:table-cell>
              <table:table-cell office:value-type="float" office:value="0.083893">
                <text:p>0.083893</text:p>
              </table:table-cell>
              <table:table-cell office:value-type="float" office:value="0.010657">
                <text:p>0.0106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91">
                <text:p>591</text:p>
              </table:table-cell>
              <table:table-cell office:value-type="float" office:value="0.039971">
                <text:p>0.039971</text:p>
              </table:table-cell>
              <table:table-cell office:value-type="float" office:value="0.008589">
                <text:p>0.0085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91">
                <text:p>591</text:p>
              </table:table-cell>
              <table:table-cell office:value-type="float" office:value="0.029969">
                <text:p>0.029969</text:p>
              </table:table-cell>
              <table:table-cell office:value-type="float" office:value="0.005913">
                <text:p>0.0059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97">
                <text:p>597</text:p>
              </table:table-cell>
              <table:table-cell office:value-type="float" office:value="0.05775">
                <text:p>0.05775</text:p>
              </table:table-cell>
              <table:table-cell office:value-type="float" office:value="0.009502">
                <text:p>0.0095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93">
                <text:p>593</text:p>
              </table:table-cell>
              <table:table-cell office:value-type="float" office:value="0.033994">
                <text:p>0.033994</text:p>
              </table:table-cell>
              <table:table-cell office:value-type="float" office:value="0.008123">
                <text:p>0.0081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00">
                <text:p>600</text:p>
              </table:table-cell>
              <table:table-cell office:value-type="float" office:value="0.042043">
                <text:p>0.042043</text:p>
              </table:table-cell>
              <table:table-cell office:value-type="float" office:value="0.007244">
                <text:p>0.0072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92">
                <text:p>592</text:p>
              </table:table-cell>
              <table:table-cell office:value-type="float" office:value="0.032557">
                <text:p>0.032557</text:p>
              </table:table-cell>
              <table:table-cell office:value-type="float" office:value="0.006671">
                <text:p>0.0066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97">
                <text:p>597</text:p>
              </table:table-cell>
              <table:table-cell office:value-type="float" office:value="0.038121">
                <text:p>0.038121</text:p>
              </table:table-cell>
              <table:table-cell office:value-type="float" office:value="0.008174">
                <text:p>0.0081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02">
                <text:p>602</text:p>
              </table:table-cell>
              <table:table-cell office:value-type="float" office:value="0.058749">
                <text:p>0.058749</text:p>
              </table:table-cell>
              <table:table-cell office:value-type="float" office:value="0.008104">
                <text:p>0.0081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92">
                <text:p>592</text:p>
              </table:table-cell>
              <table:table-cell office:value-type="float" office:value="0.051317">
                <text:p>0.051317</text:p>
              </table:table-cell>
              <table:table-cell office:value-type="float" office:value="0.006875">
                <text:p>0.0068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92">
                <text:p>592</text:p>
              </table:table-cell>
              <table:table-cell office:value-type="float" office:value="0.057412">
                <text:p>0.057412</text:p>
              </table:table-cell>
              <table:table-cell office:value-type="float" office:value="0.007716">
                <text:p>0.0077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